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kAwareDataBufferFactory.wrap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Factory.join( List &lt; ? extends DataBuffer &gt; dataBuff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akAwareDataBufferFactory.wrap( ByteBuffer byte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Factory.createLeakAwareDataBuffer( DataBuffer delegate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akAwareDataBufferFactory.alloca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Factory.LeakAware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Factory.checkForLeaks( Duration time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eakAwareDataBufferFactory.checkForLea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Factory.allocateBuffer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Factory.is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Factory.LeakAwareDataBufferFactory( DataBufferFactory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